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Concave" draw:marker-start-width="0.20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Arrow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Line 7" draw:style-name="gr4" draw:text-style-name="P3" svg:x1="4.739cm" svg:y1="1.139cm" svg:x2="3.039cm" svg:y2="4.598cm"><text:p/></draw:line><draw:frame text:anchor-type="paragraph" draw:z-index="1" draw:name="Text Frame 12" draw:style-name="gr1" draw:text-style-name="P1" svg:width="0.676cm" svg:height="0.662cm" svg:x="3.955cm" svg:y="1.469cm"><draw:text-box><text:p>v<text:span text:style-name="T1">i</text:span></text:p></draw:text-box></draw:frame><draw:frame text:anchor-type="paragraph" draw:z-index="2" draw:name="Text Frame 8" draw:style-name="gr2" draw:text-style-name="P2" svg:width="1.004cm" svg:height="0.387cm" svg:x="4.648cm" svg:y="2.833cm"><draw:text-box><text:p><text:span text:style-name="T2">inward</text:span></text:p></draw:text-box></draw:frame><draw:ellipse text:anchor-type="paragraph" draw:z-index="3" draw:name="Elliptical arc 1" draw:style-name="gr3" draw:text-style-name="P3" svg:width="1.004cm" svg:height="0.821cm" draw:transform="rotate (-3.14159265358979) translate (4.59140277777778cm 3.21733333333333cm)" draw:kind="arc" draw:start-angle="48.85" draw:end-angle="265.24"><text:p/></draw:ellipse><draw:line text:anchor-type="paragraph" draw:z-index="4" draw:name="Line 1" draw:style-name="gr4" draw:text-style-name="P3" svg:x1="8.059cm" svg:y1="3.838cm" svg:x2="9.819cm" svg:y2="1.598cm"><text:p/></draw:line><draw:ellipse text:anchor-type="paragraph" draw:z-index="5" draw:name="Elliptical arc 2" draw:style-name="gr3" draw:text-style-name="P3" svg:width="1.569cm" svg:height="0.941cm" svg:x="8.139cm" svg:y="1.96cm" draw:kind="arc" draw:start-angle="48.85" draw:end-angle="265.24"><text:p/></draw:ellipse><draw:frame text:anchor-type="paragraph" draw:z-index="6" draw:name="Text Frame 1" draw:style-name="gr2" draw:text-style-name="P2" svg:width="1.004cm" svg:height="0.387cm" svg:x="7.908cm" svg:y="2.094cm"><draw:text-box><text:p><text:span text:style-name="T2">inward</text:span></text:p></draw:text-box></draw:frame><draw:frame text:anchor-type="paragraph" draw:z-index="7" draw:name="Text Frame 2" draw:style-name="gr1" draw:text-style-name="P1" svg:width="0.676cm" svg:height="0.662cm" svg:x="8.675cm" svg:y="3.177cm"><draw:text-box><text:p>v<text:span text:style-name="T1">i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_20_short" draw:display-name="Arrow short" svg:viewBox="0 0 20 13" svg:d="M0 13l10-13 10 13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9T10:19:30.119322363</meta:creation-date>
    <dc:date>2023-11-15T21:52:30.222741179</dc:date>
    <meta:editing-duration>PT2H39M24S</meta:editing-duration>
    <meta:editing-cycles>12</meta:editing-cycles>
    <meta:generator>LibreOffice/7.2.6.2$MacOSX_X86_64 LibreOffice_project/b0ec3a565991f7569a5a7f5d24fed7f52653d75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